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ucida Grande"/>
    </style:style>
    <style:style style:name="T3" style:family="text">
      <style:text-properties style:font-name="AdineKirnberg-Script"/>
    </style:style>
    <style:style style:name="T4" style:family="text">
      <style:text-properties style:font-name="LiSong Pro Light" fo:letter-spacing="0.0000in"/>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林書楷   |  2020.01.08 09:03   |   <text:a xlink:type="simple" xlink:href="http://palinfo.habago.org/Entry?Command=Information_PrintForum&amp;iPage=1#FORUM38377"><text:span text:style-name="T1">#</text:span></text:a></text:p>
      <text:p text:style-name="P3">這篇「國家利益」的報導在臉書上不少轉載，我Google search Tsai Ing-wen三個字時排第二，在Wikipedia 下面。 <text:line-break/>Taiwan Must Not Give Tsai Ing-wen Four More Years <text:line-break/><text:a xlink:type="simple" xlink:href="https://nationalinterest.org/feature/taiwan-must-not-give-tsai-ing-wen-four-more-years-110576">https://nationalinterest.org/feature/taiwan-must-not-give-tsai-ing-wen-four-more-years-110576</text:a><text:s/><text:line-break/><text:line-break/>老美剛捅了馬蜂窩、刺殺了伊朗的政要，Google 又把這篇放在這麼前面，不曉得各位怎麼看？</text:p>
      <text:p text:style-name="P2">陳真   |  2020.01.08 02:36   |   <text:a xlink:type="simple" xlink:href="http://palinfo.habago.org/Entry?Command=Information_PrintForum&amp;iPage=1#FORUM38376"><text:span text:style-name="T1">#</text:span></text:a></text:p>
      <text:p text:style-name="P3">卡韓政變 (227)：史無前例的詭異選舉 <text:line-break/><text:line-break/>陳真 2020. 1. 8. <text:line-break/><text:line-break/><text:line-break/>除了319兩顆子彈事件造成翻盤之外，以前每一次總統選舉根本不用分析預測，勝負當下立判。就連2000年阿扁勝選那一次，我也事先認為阿扁會贏，即便我當時人在英國。 <text:line-break/><text:line-break/>原因很簡單，藍營當時出來兩組實力相近的人馬分散票源，加上李登輝表面是藍，其實是綠到爆，再加上李登輝抖出興票案，看得出來，李登輝的接班人是阿扁不是連戰，而美國主子顯然也不反對。 <text:line-break/><text:line-break/>另外還有個原因是2000年那時，我只要罵阿扁是天下第一大壞蛋，或是罵李遠哲的投機無良性格，我的信箱馬上就會遭受猛烈轟炸，各方謾罵不斷，威力強大。種種跡象都指向阿扁即將勝選。 <text:line-break/><text:line-break/>但是，韓國瑜這一次，我確實沒有把握，只能瞎猜，大家千萬別當一回事。有把握的事，我就會說有把握。純屬瞎猜，就是純屬瞎猜。 <text:line-break/><text:line-break/>一方面，只要是美國公開反對的人選，在這島上理應毫無勝算。但是，另一方面，你卻又很難想像如果像韓國瑜這樣一個如此強烈得民心的候選人都還無法壓倒性地大獲全勝，那不是完全違反常識與基本經驗事實嗎？ <text:line-break/><text:line-break/>就連綠油油的醫界也一樣充滿韓粉。雖然菁英們通常很窩囊，不敢公開表態，但我偷偷告訴各位，醫界這回也同樣大幅倒戈，倒向韓國瑜。 <text:line-break/><text:line-break/>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 <text:line-break/><text:line-break/>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 <text:line-break/><text:line-break/>就算是個腦殘，這下也該醒了吧？所謂 "打鐵仍須自身硬"，韓國瑜要是身家、人格有哪一點不清白，老早被五花大綁、繩之以法了不是嗎？就是因為根本找不到韓的黑資料，才會拼命黑了一整年卻越黑越無厘頭。就算是個腦殘，一大半人也該醒了吧？ <text:line-break/><text:line-break/>至於綠營罄竹難書的貪污舞弊以及種種無法無天、駭人聽聞的黑心行徑，再怎麼腦殘也該醒了吧？怎麼會有人去支持這樣一個無惡不作、貪污腐敗、好話說盡壞事做絕的人渣黨及其一堆側翼尾巴黨？ <text:line-break/><text:line-break/>我的意思是說，我實在看不出來綠營獲勝的一絲絲可能性。實際生活經驗所顯現的，幾乎完全就是對於這個人渣黨的深惡痛絕，特別是那些過去綠營的基層支持者，更是個個幹聲連天，一講起民進黨就罵爹罵娘，不共戴天。 <text:line-break/><text:line-break/>我去菜市場買菜，就連賣水果的年輕媽媽，看到我的手機貼著挺韓的貼紙，馬上多塞給我好幾顆蕃茄和芭樂，大聲說："咱同國的，自己人，我不賺你的錢"。 <text:line-break/><text:line-break/>還有，綠營在台南造勢。台南是全台灣最綠、綠到出汁的地方，但是你看，那種冷清的現場，真是我見猶憐，熱度完全就是降到冰點，里民大會都比它熱烈許多。難道你能想像這樣一個選民對之完全冷感的候選人會當選？ <text:line-break/><text:line-break/>可是，如果各種經驗證據如此充份，為何我還是不敢對勝負下定論？原因有幾： <text:line-break/><text:line-break/>一，美國公開反對韓國瑜：美國影響力之巨大，幾乎可以決定島內一切事務。 <text:line-break/><text:line-break/>二，民調：民調雖可操弄，但再怎麼操弄也不應該落差如此巨大，因此，它或許仍有一部份可信度；也就是說，從民調本身來看，根本不可能得出韓將獲勝或大獲全勝的結論。 <text:line-break/><text:line-break/>三，奧步尚未出盡：人渣黨感人之處往往就是在於未到最後關頭，絕不死心，他一定又會有什麼奧步。 <text:line-break/><text:line-break/>去年的奧步，事先也根本沒有人想到，天底下居然有一邊投票一邊開票這種事，而且長達好幾個小時；臨時把綠營候選人的票灌給綠營側翼柯文哲。 <text:line-break/><text:line-break/>四，神秘因素：例如作票。 <text:line-break/><text:line-break/>過去黨外人士經常如此告誡選民：絕不能有 "穩贏" 的錯誤心態。想要贏就一定要贏很多很多很多很多，多到讓掌握權勢者再怎麼上下其手都無法翻轉勝負結果。 <text:line-break/><text:line-break/>也就是說，你要有一種心理準備就是你必須要有一部份選票會被神祕地做掉，包括廢票之認定不公等等等。 <text:line-break/><text:line-break/>很多民調專家與幾乎所有藍綠政治人物都完全不相信蔡英文初選真的勝過賴清德。大家都相信賴是被做掉。至於究竟怎麼做掉，實際上也沒有人能確實舉證，只能歸諸於某種不可知的神秘因素。 <text:line-break/><text:line-break/>綜合以上，你覺得誰會勝出？我判斷不出來，只能瞎猜韓會贏得大選。但這基本上或多或少反映了我的願望，而不是反映了我的理性判斷。 <text:line-break/><text:line-break/>也許，最重要的不是猜測結果，而是盡一切努力，把每一張票投下去。</text:p>
      <text:p text:style-name="P2">政信   |  2020.01.08 00:27   |   <text:a xlink:type="simple" xlink:href="http://palinfo.habago.org/Entry?Command=Information_PrintForum&amp;iPage=1#FORUM38375"><text:span text:style-name="T1">#</text:span></text:a></text:p>
      <text:p text:style-name="P4">Vanessa Beeley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 <text:line-break/><text:line-break/>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 <text:line-break/><text:line-break/>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p>
      <text:p text:style-name="P2">張萬康   |  2020.01.07 23:54   |   <text:a xlink:type="simple" xlink:href="http://palinfo.habago.org/Entry?Command=Information_PrintForum&amp;iPage=1#FORUM38374"><text:span text:style-name="T1">#</text:span></text:a></text:p>
      <text:p text:style-name="P3">以下是本人草包之言，不管啦。 <text:line-break/><text:line-break/>我的田野調查是，在台灣民間阿伯阿叔聚集泡茶的地方，大概十攤有七八攤是投韓的。大嬸阿婆也大多投韓。而年輕人十之八九是投小英。 <text:line-break/><text:line-break/>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 <text:line-break/><text:line-break/>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 <text:line-break/><text:line-break/>（就算記者沒報也一樣，網路上會口水戰一團亂，這就是他們要的，我根本看不出他們真心愛同志……當然不是每個人都這麼糟，有些網友只是單純會相信什麼，但網紅根本是惡意的。） <text:line-break/><text:line-break/><text:line-break/>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 <text:line-break/><text:line-break/>P.S.鄉下地區確實有立委候選人拉布條表示反同，但是那是地方上比較野性粗魯的風格，無論藍綠在鄉下地方的宣傳用語都比較辛辣，各種主題都這樣，藍綠都一樣不好。但重點是反同並不是藍營的主軸，暗中也沒鼓動。 <text:line-break/>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 <text:line-break/><text:line-break/>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 <text:line-break/><text:line-break/>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2018年看到我們家附近的人拿小國旗去參加路口的丁守中一場造勢活動，老實說我感到煩人、八股。可是韓國瑜確實讓國旗還魂了。衝著這點，我們愛台灣能不投他嗎？ <text:line-break/><text:line-break/>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 <text:line-break/><text:line-break/>承認自己是中國人也可以搞台獨啊，以前歸以前，後來歸後來啊。問題是他們沒有自信，怕這樣就動能不夠。 <text:line-break/><text:line-break/>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 <text:line-break/><text:line-break/>現在這面國旗就是我們的國旗，就是因為有它才有九二共識，不然怎麼「共」？難道是己識？蔡英文很煩人與滑頭，她大可說九二共識不合時宜，需要和對岸有新的共識，怎麼會說從來沒有呢？玩什麼法律漏洞呢？ <text:line-break/><text:line-break/>現在這面國旗就是我們的國旗，不認同也得認命。每次國際上的棒球賽、籃球賽，至少在台灣舉行時我們都舉出國旗，不然舉什麼來號召？ <text:line-break/><text:line-break/>只要這幾天旗海夠壯麗，我猜蔡英文在最後一晚也可能被迫會舉起國旗唄。這次選戰她講的貌似尊重中華民國，卻又煽動網軍搞仇中台獨，這種兩面手法很猥瑣。 <text:line-break/><text:line-break/>槍擊要犯，劉煥榮在1993年3月23日被槍斃前，從電視上的live轉播，我和我姐看到他對記者們高呼中華民國萬歲。我對萬歲沒啥感覺啦，但重點是這句撞擊了我和我姐。我姐說：「天啊，都沒發現這句很久沒聽到了耶。」（指88年1月13日李登輝繼任總統以來） <text:line-break/><text:line-break/>維基百科寫： <text:line-break/><text:line-break/>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 <text:line-break/><text:line-break/>＃ <text:line-break/>另外，04年兩顆子彈後，長期在景福門員還得路口搖國旗的陳金珠，2006年她的自殺事件，這幾天也讓我想起。她過世時34歲。基本上算是殉旗。此外，2015「反課綱」的林冠華，在20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 <text:line-break/><text:line-break/>旗子很重要，有正氣。（以前在軍中鬧鬼時，必須請連旗或營旗來鎮。有當過兵的請舉手？我是1992陸軍野戰部隊兩兩六關渡師上兵退伍） <text:line-break/><text:line-break/>青天白日滿地紅的國旗是有正氣的。綠營出啥招或動員什麼都是其次了，韓國瑜唯一要動員的就是國旗。 </text:p>
      <text:p text:style-name="P2">葉小慧   |  2020.01.07 18:26   |   <text:a xlink:type="simple" xlink:href="http://palinfo.habago.org/Entry?Command=Information_PrintForum&amp;iPage=1#FORUM38373"><text:span text:style-name="T1">#</text:span></text:a></text:p>
      <text:p text:style-name="P4">Vanessa Beeley是我前幾年開始追蹤的一名英國籍獨立記者，於2016年公開譴責國際媒體不公報導敘利亞戰爭的加拿大獨立記者Eva Karene Bartlett 臉書上所看到。他最近持續追蹤美國狙殺伊朗將領與伊拉克民兵領袖的事件，最新的一篇發文令我感到震撼和難過。 <text:line-break/><text:line-break/>中美博弈，美國破壞，中國建設，卻也導致了這場悲劇。 <text:line-break/><text:line-break/><text:line-break/>---- <text:line-break/>轉自Vanessa Beeley臉書 <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p>
      <text:p text:style-name="P2">陳真   |  2020.01.07 17:52   |   <text:a xlink:type="simple" xlink:href="http://palinfo.habago.org/Entry?Command=Information_PrintForum&amp;iPage=1#FORUM38372"><text:span text:style-name="T1">#</text:span></text:a></text:p>
      <text:p text:style-name="P3">(續前) <text:line-break/><text:line-break/>二十幾年來，美國透過人渣黨主要就是幹一件事，那就是去中國化。這比直接搞台獨更陰險，因為台獨與否是當下之事，而去中國化則是荼毒你的下一代，埋下長遠禍根，讓你禍害無窮，而且難以對付。 <text:line-break/><text:line-break/>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 <text:line-break/><text:line-break/>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 <text:line-break/><text:line-break/>這就是台灣這二十幾年來所遭遇的悲劇。也許哪一天，悲劇就會變成慘劇。這樣一個禍根已成，何時引爆，按鈕就在美國人手裏。 <text:line-break/><text:line-break/>毫無疑問，當一整個世代被洗腦，連最基本的血緣認同都被挑撥到如此仇恨對立的地步，那絕不是短期可以消除的禍根。 <text:line-break/><text:line-break/>我常想，美國真的該遭天譴！其邪惡血腥程度毫無人性可言，無異撒旦的化身。 <text:line-break/><text:line-break/>政治上很多事在當下你無法清楚理解所為何來，但是經過一段時間後，你就會恍然大悟。 <text:line-break/><text:line-break/>比方說，我之由綠轉成反綠，由獨轉統，其實不是經過一段漫長時間，而是發生在很短的頂多一兩年內，發生得很突然，讓我當時亦感到相當困惑，到底我的 "同志們" 究竟怎麼了？集體瞬間發瘋了嗎？為何突然走向法西斯？為何突然搞起 "愛台灣" 的仇中反華、挑撥族群對立工作？ <text:line-break/><text:line-break/>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 <text:line-break/><text:line-break/>那時候的黨外群眾集會，周邊攤販賣的大多是這樣一些書，對中國的苦難與中華文化等等等，高度評價。我能夠讀到魯迅、沈從文、巴金、老舍、瞿秋白、郁達夫、陳獨秀、李澤厚、熊十力等等等等等，完全就是拜黨外之親中友中所賜。 <text:line-break/><text:line-break/>為何黨外這樣一個反美親中反美國殖民、倡議兩岸友好的基本屬性，竟然會在短短幾星期甚至幾天內突然有了劇烈變化？突然開始瘋狂妖魔化對岸同胞及在台外省人與老兵等等等？我當時真的很不解。那時大約是1998年。 <text:line-break/><text:line-break/>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 <text:line-break/><text:line-break/>那時候我已經來到英國念書，連絡上很不方便，我那時也還不太會使用電腦和 email，寫論文都是先用手寫再打字。若要連絡台灣，只能寫信去郵局寄，往返費時。因此，我當下心裏想，也許這一切只是一時的偏差或誤會，我沒必要反應如此激烈而馬上對自己的好朋友開罵。 <text:line-break/><text:line-break/>於是，就這樣隱忍了至少半年之久，我才公開發難，旋即和學姊聯名發表了 "給長老教會的一封公開信"。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 <text:line-break/><text:line-break/>這封公開信，讓我一夕之間成為綠營支持者抹黑謾罵造謠騷擾甚至冒名栽贓嫁禍的對象，把我看成像是殺付仇人似的，網軍傾巢而出，完全不擇手段。 <text:line-break/><text:line-break/>我就這樣被綠營網軍人渣整整折騰了兩、三年。隨後應該差不多是來到2002年吧，那時是阿扁當權，進一步胡作非為得更是無法無天，於是我決心和這群昔日好友與同志們正式宣告決裂，於是又發表了 "一封告別信"。 <text:line-break/><text:line-break/>在1997-1998年之前，我仍然綠油油，雖然早已在1990年初就唾棄民進黨，但我基本上還是認同綠營之各種相關主張，例如反核、例如公投，例如台獨等等等。但是，很快地，大約一年的時間，我就和綠營對立了，從此化友為敵。   <text:line-break/><text:line-break/>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 <text:line-break/><text:line-break/>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 <text:line-break/><text:line-break/>於是，我慢慢就明白了為何當時民進黨突然法西斯化，突然瘋狂地開始抹黑外省人，即其所謂的 "他們中國人"。這當然不是偶然，而是美國的一項戰略調整，領軍者除了綠營之外，更是包括舊國民黨裏頭那群最為腐敗的、以李登輝為首的所謂主流派；一時之間，藍綠攜手，正式對中國及中國人宣戰。 <text:line-break/><text:line-break/>除了各種所謂去掉中國毒素之 "正名" 措施，還有所謂教改與課綱等等等的修改，開始風風火火地進行下一代洗腦工作，就這樣惡搞了二十幾年，養出一整個腦殘世代，敵視自己的祖先，妖魔化自己的血緣與文化，說是一種中國毒素。  <text:line-break/><text:line-break/>過去不明白的，很快就明白了，原來政治就是這樣一盤棋，這樣一個鬥爭架構，原來政治如此齷齪卑鄙而慘烈，而這一切都是以所謂民主自由之名，行重大罪惡之實。</text:p>
      <text:p text:style-name="P2">王修亮   |  2020.01.07 12:42   |   <text:a xlink:type="simple" xlink:href="http://palinfo.habago.org/Entry?Command=Information_PrintForum&amp;iPage=1#FORUM38371"><text:span text:style-name="T1">#</text:span></text:a></text:p>
      <text:p text:style-name="P3">讀書時對三民主義很混，又年輕不懂事，完全不記得內容。今天看了非常佩服，如果年輕時好好讀一遍，這輩子在政治應該不會這麼無知。 <text:line-break/><text:line-break/>我從來不認為元朝與清朝屬於中國文化系統。這當然不代表「滿人」「金人」不能當中國人(當然也可以不屑當中國人)，國家是個體制，人有遷徙的自由，想當哪一國人都行，但文化是另一回事。 <text:line-break/>當然國家與文化兩者都是人文，都是可以滅絕的。全世界也可以統一成一種文化，只是要哪一種呢?在目前的狀況來看，選擇的過程不可能和平，必然是戰爭。 <text:line-break/>最後就是人類滅絕了吧?那也好，地球其他物種得救了.............. <text:line-break/><text:line-break/>民族之所以能存在，是因為文史所涵蓋的文化。台灣這二十年來的教育就是滅絕文化，以遂求台獨或獨台。 <text:line-break/><text:line-break/>中國在元、清兩代確實是亡國了，元朝將人民分成四種階級，漢人與南人是最低階的。清朝也嚴守滿漢階級，不得通婚，漢人大臣自稱「臣」，而滿人自稱「奴才」。 <text:line-break/>從漢人角度來說，似乎臣比奴才高階，其實是因為奴才是「家奴」，而臣是「外人」。 <text:line-break/>兩者階級天差地別，所以漢人「想做家奴都不可得」。 <text:line-break/><text:line-break/>台灣目前拼命想成為美、日的家奴，可憐的是「不可得」。 <text:line-break/><text:line-break/>陳真所說的我一向感同身受，唯獨這一句一直不贊同：「台美之間不是大哥和小弟的關係，而是主人和他的狗。」 <text:line-break/><text:line-break/>不！ <text:line-break/><text:line-break/>台灣哪裡配作狗！狗是家奴，是養在主人家裡的，是有感情的！ <text:line-break/>台灣不過是隻非家養的流浪牛！不供給食物、居所，需要的時候招過來擠擠奶，有其他需要的時候宰了吃肉、製皮！</text:p>
      <text:p text:style-name="P2">陳真   |  2020.01.07 10:59   |   <text:a xlink:type="simple" xlink:href="http://palinfo.habago.org/Entry?Command=Information_PrintForum&amp;iPage=1#FORUM38370"><text:span text:style-name="T1">#</text:span></text:a></text:p>
      <text:p text:style-name="P4">秉叡， <text:line-break/><text:line-break/>你的評論有點難以理解，這個 "沒有白吃" 的 "午餐" 是指誰吃了？日本或美國？ <text:line-break/><text:line-break/>天下不但有白吃的午餐，而且這恐怕才是輸出美式民主到全世界的基本常態，你家就是我家；靠的就是拳頭；只要拳頭夠大，想吃什麼就吃，不用錢，吃到飽，吃完對方還得倒貼，否則我就殺你全家。 <text:line-break/><text:line-break/>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 "特權"。台至於灣，連跟川普那混蛋講一通電話，都能視為天大的恩寵，舉 "國" 歡騰。 <text:line-break/><text:line-break/>台美之間不是大哥和小弟的關係，而是主人和他的狗。人會和狗打契約，明定權利事項嗎？你會跟你家的狗進行協商、雙方立契為據嗎？當然不會。美國對於台灣，就是這樣一種足可支配一切的地位。 <text:line-break/><text:line-break/>美國人從來都不會把幾個小弟以外的人看成人。這也是為什麼很多日本人對於給美國人當小弟不但不以為忤，反而感到榮耀。台灣如果也能有這等地位，台灣人應該會連走路都能抬頭挺胸虎虎生風吧。 <text:line-break/><text:line-break/>如果我沒記錯，阿扁曾經說，AIT 隨便一個小職員都能對台灣所謂總統頤指氣使。為什麼呢？阿扁說，因為台灣總統只是 "美國在台軍政府" 的一個執行者，一個夥計。阿扁其實講得夠委婉了，事實上美國人哪會把台灣人當夥計，他是把你當成狗，當成人肉炸彈。 <text:line-break/><text:line-break/>高中時念國父的三民主義，裏頭有個說法深得我心。孫文說，雖然我們追求世界大同，但是，就階段性來講，在我們打倒列強帝國殖民主義之前，民族主義就是國家圖發達、種族圖生存的寶貝。 <text:line-break/><text:line-break/>過去二十幾年來，喝了點洋墨水，看了一點西方世界，我對國父這個想法的認同感似乎也較年少時更為深刻且迫切。 <text:line-break/><text:line-break/>蠢蛋才會把自己看成什麼世界公民，西方人即便統治了全世界，他還是認為自己是最優秀的白人，而不是什麼世界公民，每天照三餐踐踏異族。因此，把種族或民族這個概念拋棄是不對的。 <text:line-break/><text:line-break/>我年少無知時，雖然特別愛看李小龍的 "精武門" 及 "猛龍過江"，前者打日本鬼子，後者打洋鬼子，但我心裏總以為人就是人，幹嘛分人種、分民族？ <text:line-break/><text:line-break/>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 <text:line-break/><text:line-break/>國父是這麼說的，我直接剪一段給大家複習一下三民主義的民族主義第三講： <text:line-break/><text:line-break/>"民族主義這個東西，是國家圖發達和種族圖生存的寶貝。中國到今日已經失去了這個寶貝。為甚麼中國失去了這個寶貝呢？...依我的觀察，中國的民族主義是已經失去了，這是很明白的；並且不只失去了一天，已經失去了幾百年。 <text:line-break/><text:line-break/>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 <text:line-break/><text:line-break/>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 <text:line-break/><text:line-break/>然則從前做過中國稅務司的英國人赫德，他也曾受過了中國戶部尚書的官銜，比如赫德來滅中國，做中國的皇帝，我們可不可以說中國不是亡國呢？ <text:line-break/><text:line-break/>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 <text:line-break/><text:line-break/>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 <text:line-break/><text:line-break/>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 <text:line-break/><text:line-break/>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 <text:line-break/><text:line-break/>中國的民族主義既亡，...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 <text:line-break/><text:line-break/>由此三十年後，高麗的兒童便不知有高麗了，便不知自己是高麗人了。從前滿洲對待我們也是一樣，所以民族主義滅亡的頭一個原因，就是我們被異族征服；征服的民族，要把被征服的民族所有寶貝，都要完全銷滅。... <text:line-break/><text:line-break/>中國民族主義之所以銷滅，本來因為是亡國，因為被外國人征服。...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 <text:line-break/><text:line-break/>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 <text:line-break/><text:line-break/>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 <text:line-break/><text:line-break/>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 <text:line-break/><text:line-break/>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 <text:line-break/><text:line-break/>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 <text:line-break/><text:line-break/>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 <text:line-break/><text:line-break/>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 <text:line-break/><text:line-break/>好比讀書的人是拿甚麼東西來謀生呢？是拿手中的筆來謀生的，筆是讀書人謀生的工具。民族主義便是人類生存的工具；如果民族主義不能存在，到了世界主義發達之後，我們就不能生存，就要被人淘汰。 <text:line-break/><text:line-break/>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 <text:line-break/><text:line-break/>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 <text:line-break/><text:line-break/>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 <text:line-break/><text:line-break/>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 <text:line-break/><text:line-break/>到了為滿洲所滅的時候，不但世界上的大主人翁做不成，連自己的小家產都保守不穩，百姓的民族思想一齊銷滅了，這好比是竹槓投入了海中一樣。... <text:line-break/><text:line-break/>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 <text:line-break/><text:line-break/>我們的祖宗如果不把竹槓丟了，我們還可以得回那個頭彩，但是他們把竹槓丟得太早了，不知道發財的彩票，還藏在裏面。所以一受外國的政治力和經濟力來壓迫，以後又遭天然的淘汰，我們便有亡國滅種之憂。 <text:line-break/><text:line-break/>此後，我們中國人，如果有方法恢復民族主義，再找得一枝竹槓，那麼就是外國的政治力和經濟力，無論怎麼樣來壓迫，我們民族就是在千萬年之後，決不至于滅亡。... <text:line-break/><text:line-break/>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 <text:line-break/><text:line-break/>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p>
      <text:p text:style-name="P2">秉叡   |  2020.01.07 03:35   |   <text:a xlink:type="simple" xlink:href="http://palinfo.habago.org/Entry?Command=Information_PrintForum&amp;iPage=1#FORUM38369"><text:span text:style-name="T1">#</text:span></text:a></text:p>
      <text:p text:style-name="P3">以下是日本、韓國的政治如何被美國操控的一些文章和書籍，別以為當美國的小弟就很好過，天下沒有白吃的午餐這回事的。 <text:line-break/>＝＝＝＝＝＝＝＝＝＝＝＝＝＝＝＝＝＝＝＝＝＝＝＝＝＝ <text:line-break/>美国实质操控了日本和韩国的政治，这种说法是真的吗？ <text:line-break/><text:line-break/>https://www.zhihu.com/question/56928364/answer/905072733 <text:line-break/><text:line-break/><text:line-break/>揭秘韩国本质——美国是如何达成控制韩国实际权力的 <text:line-break/><text:line-break/>https://zhuanlan.zhihu.com/p/93123094 <text:line-break/><text:line-break/><text:line-break/>＝＝＝＝＝＝＝＝＝＝＝＝＝＝＝＝＝＝＝＝＝＝＝＝＝＝＝＝＝ <text:line-break/>戰後的日美同盟真相 <text:line-break/>戦後史の正体 <text:line-break/>作者： 孫崎享 <text:line-break/><text:line-break/>簡介： <text:line-break/><text:line-break/>日本只是美國全球戰略棋盤中的一顆棋子？ <text:line-break/>在日本有自主派和隨美派之分，那在臺灣呢？ <text:line-break/>今天的日本，會是明日的臺灣嗎？ <text:line-break/><text:line-break/><text:line-break/>　　★☆日本亞馬遜長居日本史銷售排行榜☆★ <text:line-break/>　　☆★日文版一年內再版9次，銷量超過22萬冊★☆ <text:line-break/>　　作者回顧日本戰後70年歷史發展的軌跡 <text:line-break/>　　深度剖析戰後日美關係 <text:line-break/>　　寫出一部簡單易懂的日本戰後史 <text:line-break/><text:line-break/>　　作者以淺顯易懂的方式，撰寫日本二戰後的歷史發展，以更為親民、好理解的方式了解美國在過去70年對日本的影響。「戰後」，是日本特有的歷史時代分野，以區別二次大戰戰敗以後，日本歷經佔領時期至今的歷史，因此有「戰後史」的研究。 <text:line-break/><text:line-break/>　　世人都以為日本是美國最重視的亞太盟友，但事實又是如何呢？ <text:line-break/><text:line-break/>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 <text:line-break/><text:line-break/>　　追隨美國的腳步，日本付出了許多代價： <text:line-break/>　　◆日本的外交政策只能根據美國的要求，棄臺灣還是選中國，日本無權選擇。 <text:line-break/>　　◆美蘇冷戰對峙時，美國要求日本大量購買反潛機圍堵蘇聯，還得自己買單。 <text:line-break/>　　◆全球反恐戰爭開打後，美國要求日本派兵去打日本沒有參與的戰爭。 <text:line-break/>　　◆金融海嘯爆發時，美國要求日本去填美國銀行連動債的破洞。 <text:line-break/><text:line-break/>　　這就是戰後的日美同盟真相。 <text:line-break/><text:line-break/>　　日本能有自主性？ <text:line-break/><text:line-break/>　　日本只是美國全球戰略棋盤中的一顆棋子，它是隨著美國的佈局變動而改變位置的。唯有認清這點，才能看透日美同盟，乃至於日本在國際政治中的位置。 <text:line-break/>　　作為最「忠實」的盟友，日本要隨時因應美國的需要出錢、出兵，甚至聲援美國的一切要求，包括支付經費維持駐日美軍基地的運作，甚至修改法律、軍援美國的盟友。 <text:line-break/>　　被視為「自主派」的政治人物，都會因為美國的干涉，很快地結束他們短暫的政權，反之可以執政更為長久。美國慣常以金援社運團體搞運動、司法抹黑等方式，搞垮一個政權，逼迫政治人物下台。 <text:line-break/><text:line-break/>　　給臺灣的借鏡 <text:line-break/><text:line-break/>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 <text:line-break/><text:line-break/>推薦 <text:line-break/><text:line-break/>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 孫崎 享 <text:line-break/><text:line-break/>　　此書通俗易通，將「戰後左右日本外交的最大動力是來自美國的壓力，以及日本國內對此的『自主』路線和『追隨』路線的爭辯」的議題貫穿始終，也許是本書易讀的原因。---- 琉球大學國際關係學者星野英一教授 <text:line-break/><text:line-break/><text:line-break/>詳細介紹： https://www.books.com.tw/products/0010722835?sloc=main <text:line-break/>＝＝＝＝＝＝＝＝＝＝＝＝＝＝＝＝＝＝＝＝＝＝＝＝＝＝＝＝＝＝＝＝＝＝＝＝＝＝＝＝＝＝＝＝ <text:line-break/><text:line-break/>非正常國家：透視美國對日本的支配結構 <text:line-break/>知ってはいけない 隠された日本支配の構造 <text:line-break/><text:line-break/>作者： 矢部宏治 <text:line-break/><text:line-break/>內容簡介 <text:line-break/><text:line-break/><text:line-break/>東京上方的天空，由美軍作主！ <text:line-break/>未經許可，日籍民航機一律禁止進入； <text:line-break/>美軍及其眷屬在日本全境享有治外法權， <text:line-break/>無論犯案下何種罪行，皆不受日本法律制裁…… <text:line-break/><text:line-break/>　　二戰結束迄今逾七十年， <text:line-break/>　　看似主權獨立的日本，為何依舊屈從美國？ <text:line-break/>　　究竟是何種協定束縛， <text:line-break/>　　將日本扭曲成身不由己的「軍事殖民地」？ <text:line-break/><text:line-break/>　　<text:span text:style-name="T2">►►</text:span>引爆日本民眾「亡國感」的暢銷話題作<text:span text:style-name="T3">◄◄</text:span><text:s/><text:line-break/>　　<text:span text:style-name="T2">►►</text:span>總結日本戰後歷史，直指現代日本的病因<text:span text:style-name="T3">◄◄</text:span><text:s/><text:line-break/>　　原著累印17萬冊！ <text:line-break/>　　日本亞馬遜分類榜持續熱銷中 <text:line-break/><text:line-break/>　　從世界各地的人們看來，日本毋庸置疑是個享有完整主權、憲政體制與國際外交的國家。但事實果真如此？這本上市兩年、持續穩坐日本亞馬遜排行榜的暢銷話題書，即將徹底顛覆你的印象！ <text:line-break/><text:line-break/>　　「一九四五年出生的我，與戰敗一同展開人生。我直到七十二歲才了解事實。」——日本網友讀後感 <text:line-break/><text:line-break/>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 <text:line-break/><text:line-break/>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 <text:line-break/><text:line-break/>　　★★讓日本民眾高呼「怎麼可能？」的5大驚人事實★★ <text:line-break/><text:line-break/>　　①東京的上空，不歸日本政府管轄，竟由美軍說了算？ <text:line-break/><text:line-break/>　　日本首都圈的上空是由美軍管轄的，日本飛機沒有美軍的許可，不得飛越該片空域。 <text:line-break/><text:line-break/>　　由於向美軍申請許可太過麻煩，因此日本航空和全日空的班機，只好以非常不自然的飛行航線，繞過這一片宛如巨大山脈的空域。同時讓班機集中降落在空域南邊的羽田和成田機場，形成十分危險的狀態。 <text:line-break/><text:line-break/>　　上述規定即使在緊急時刻也不得變通。例如飛機欲繞過前方的積雨雲，避免被冰雹或雷電擊中的風險，管制官仍會要求飛機按照原訂航線，不得進入橫田空域。 <text:line-break/><text:line-break/>　　②日本無國境！國家大門永遠美軍敞開 <text:line-break/><text:line-break/>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 <text:line-break/><text:line-break/>　　③要求日本放棄戰爭，卻又指示日本協助韓戰？ <text:line-break/><text:line-break/>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 <text:line-break/><text:line-break/>　　時至今日，對駐日美軍而言日本與韓國仍無國界可言，短短幾個小時就可以互相往來。在美軍眼中日本與韓國的差異在於——日本是後方基地，韓國則是前線戰地。 <text:line-break/><text:line-break/>　　④不只在日本境內享有特權，美軍還擁有跨越國境、發動戰爭的權利 <text:line-break/><text:line-break/>　　根據舊安保條約的第一條，日本給予美軍自由設置基地的權利，以及自由跨越國境攻擊別國的權利。更令人意外的是，在安保條約和地位協定中，並無「駐日美軍」的概念。這些條約和協定適用的對象，僅限於「在日本國內的美軍」——意即日本持續提供特權的對象，不光是「駐留在日本基地中的美軍」，還包括了「暫時前來日本基地的美軍」以及「通過日本領空和領海的美軍」，等同於所有的美軍都享有特權。 <text:line-break/><text:line-break/>　　⑤美軍在日本全境享有治外法權！即使軍機在首都圈墜落，日本檢警也無權干涉 <text:line-break/><text:line-break/>　　自二○二○年開始，東京西部的橫田基地將配置十架高事故率的魚鷹式傾轉旋翼機（CV-22），進行正式的低空飛行和空中加油訓練。由於被喻為高級住宅區的世田谷區、杉並區、練馬區、武藏野市等，幾乎都在橫田空域範圍內，屆時首都圈發生軍機墜落意外，恐怕不足為奇。 <text:line-break/><text:line-break/>　　萬一美軍軍機真的在首都圈墜落，造成日本國民傷亡，該怎麼處置？ <text:line-break/><text:line-break/>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 <text:line-break/><text:line-break/>https://www.books.com.tw/products/0010836661?loc=P_0002_021 </text:p>
      <text:p text:style-name="P2">陳真   |  2020.01.07 02:20   |   <text:a xlink:type="simple" xlink:href="http://palinfo.habago.org/Entry?Command=Information_PrintForum&amp;iPage=1#FORUM38368"><text:span text:style-name="T1">#</text:span></text:a></text:p>
      <text:p text:style-name="P4">卡韓政變 (226)：革命前夕 <text:line-break/><text:line-break/>陳真 2020. 1. 7. <text:line-break/><text:line-break/><text:line-break/>再過五天，便知勝負。從來沒有一次選舉如此難以預測，主要原因可能是經驗上的內在分裂： <text:line-break/><text:line-break/>一方面，人們經歷長達一整年針對韓國瑜鋪天蓋地完全不擇手段的骯髒抹黑與造謠，使得韓儼然成為粗鄙可笑的過街老鼠，人人喊打。 <text:line-break/><text:line-break/>但是，另一方面，除了校園及年輕族群之外，生活普遍經驗卻又一再顯示韓國瑜的壓倒性支持度。即便是當年的馬英九旋風，或是更早之前乃至八零年代的阿扁風潮，都完全比不上韓流的熱烈。 <text:line-break/><text:line-break/>這幾個月來，生活上的經驗常讓我有一種很強烈的感覺，那就是韓國瑜所代表的強大民意，幾乎到了快要爆炸的地步，彷彿這不僅僅是一場選舉，而是革命前夕。 <text:line-break/><text:line-break/>一般人估選票往往會進入某種精算，但我從來不管那些東西，因為，不論是當下民調或過往記錄，在我看來都比不上生活經驗與政治直覺來得準確。 <text:line-break/><text:line-break/>當然，每個人的生活經驗相去甚遠。我每天接觸的幾乎全是各種形式的「苦人」，跟菁英世界的經驗恐怕截然相反，因此做不得準。 <text:line-break/><text:line-break/>而且，選舉就跟比賽或考試一樣，寧可先大幅低估自己的勝算，才會有所警惕，一分都不能少，一票都別放棄。 <text:line-break/><text:line-break/>我只能說，截至目前為止，我和學姐的「韓若勝選，我將一個月可以不用洗碗」之賭約，我應能獲勝。至於獲勝幅度有多大，容我保密，以免影響選情。但我會偷偷事先告訴學姐，選後大家就能知道我的政治直覺準不準。 <text:line-break/><text:line-break/>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 <text:line-break/><text:line-break/>過去這樣一些地方社團幾乎一片綠油油，特別是在南部，更是綠到流綠汁。但是這回卻轉成韓粉。我問這位領導原因何在？她說，「韓國瑜為民服務的赤忱，感動人心，人民生活實在太苦了。」 <text:line-break/><text:line-break/>某個意義上，選舉一時的勝負並不是那麼重要。這意思是說，很多事情之成就，不一定一次就能做到。更重要的仍是「初衷」二字。只要初衷不變，我們總有一天就能走到目的地。 <text:line-break/><text:line-break/>三、四十年來，我被太多「政治人物」所騙，或者應該說是他們自己騙了自己，自欺欺人。其中一個就是阿扁，還有菊姊也是。事實上，他們一開始並非如今樣貌，而是一點一滴走了樣，甚至走向邪門歪道。 <text:line-break/><text:line-break/>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 <text:line-break/><text:line-break/>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 <text:line-break/><text:line-break/>我覺得，做為一個無權無勢的一般人，我們所能做的有三點： <text:line-break/><text:line-break/>一是盼望，盼望上蒼憐我世人，憂患良多。 <text:line-break/><text:line-break/>二還是盼望，盼望任何接受人民負託與信任的政治人物，莫忘初衷，不要辜負人們的一番赤忱與信任。 <text:line-break/><text:line-break/>三是監督。越是你支持的人或黨，你越是應該注意他是否變質變壞，就如同我們會注意小孩是否思想行為偏差一樣，不應縱容包庇，因為那只會害了他。管好你所心儀的政黨或政治人物，才是最大最好的支持。</text:p>
      <text:p text:style-name="P5"><text:span text:style-name="T4">周舟</text:span><text:span text:style-name="T5"><text:s/>  |  2020.01.06 21:04   |   </text:span><text:a xlink:type="simple" xlink:href="http://palinfo.habago.org/Entry?Command=Information_PrintForum&amp;iPage=1#FORUM38367"><text:span text:style-name="T6">#</text:span></text:a></text:p>
      <text:p text:style-name="P6"><text:span text:style-name="T5">雁默是台灣人，我卻是在對岸平台發現他的文章，觀點和一般台灣政治評論員不同，對大陸的理解更深刻。我是他的粉絲，每隔幾天就上觀察者網看看他的專欄新文。</text:span><text:span text:style-name="T7"><text:line-break/>https://user.guancha.cn/user/personal-homepage?uid=219244</text:span></text:p>
      <text:p text:style-name="P5"><text:span text:style-name="T4">陳真</text:span><text:span text:style-name="T5"><text:s/>  |  2020.01.06 20:08   |   </text:span><text:a xlink:type="simple" xlink:href="http://palinfo.habago.org/Entry?Command=Information_PrintForum&amp;iPage=1#FORUM38366"><text:span text:style-name="T6">#</text:span></text:a></text:p>
      <text:p text:style-name="P7"><text:span text:style-name="T5">這篇寫得不錯。底下略有刪減，全文請看：</text:span><text:span text:style-name="T7">https://www.storm.mg/article/2114066 <text:line-break/><text:line-break/></text:span><text:span text:style-name="T5">陳真</text:span><text:span text:style-name="T7"><text:s/>2019. 01. 06.<text:line-break/><text:line-break/>===========================<text:line-break/></text:span><text:span text:style-name="T5">觀點投書：豢養網軍的蔡英文，單純善良？</text:span><text:span text:style-name="T7"><text:line-break/><text:line-break/></text:span><text:span text:style-name="T5">雁默</text:span><text:span text:style-name="T7"> 2019-12-30 <text:line-break/><text:line-break/></text:span><text:span text:style-name="T5">豢養網軍攻擊政敵的蔡英文，怎麼可能單純善良？（顏麟宇攝）</text:span><text:span text:style-name="T7"><text:line-break/><text:line-break/></text:span><text:span text:style-name="T5">撰寫此文時，「博恩夜夜秀」專訪韓國瑜節目播出還不滿</text:span><text:span text:style-name="T7">2</text:span><text:span text:style-name="T5">天，點閱人數已</text:span><text:span text:style-name="T7">259.3</text:span><text:span text:style-name="T5">萬，數字還在不斷快速升高，</text:span><text:span text:style-name="T7">3</text:span><text:span text:style-name="T5">小時後已</text:span><text:span text:style-name="T7">271.9</text:span><text:span text:style-name="T5">萬，看起來</text:span><text:span text:style-name="T7">3</text:span><text:span text:style-name="T5">日內應該能破</text:span><text:span text:style-name="T7">350</text:span><text:span text:style-name="T5">萬。選前約</text:span><text:span text:style-name="T7">2</text:span><text:span text:style-name="T5">週多一點，年輕選民又重新認識了韓國瑜，選情也滑向逆轉軌道上。</text:span><text:span text:style-name="T7">(</text:span><text:span text:style-name="T5">略</text:span><text:span text:style-name="T7">)<text:line-break/><text:line-break/></text:span><text:span text:style-name="T5">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7"><text:line-break/><text:line-break/></text:span><text:span text:style-name="T5">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7"><text:line-break/><text:line-break/></text:span><text:span text:style-name="T5">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7"><text:line-break/><text:line-break/></text:span><text:span text:style-name="T5">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7"><text:line-break/><text:line-break/></text:span><text:span text:style-name="T5">該醒醒了，民進黨養網軍在暗中鬥爭異己的資源，還不都是我們的錢？你信民進黨政客會自己掏腰包？你信富家女蔡英文會自己掏腰包？那你是只長橫肉不長腦的網紅？還是肥貓一員？</text:span><text:span text:style-name="T7"><text:line-break/><text:line-break/></text:span><text:span text:style-name="T5">韓國瑜在第二次政見會時，抨擊蔡英文「建立網軍</text:span><text:span text:style-name="T7">199</text:span><text:span text:style-name="T5">吃到飽」，蔡有沒有拿出具題佐證反擊之？沒有，唯獨此事，她異乎尋常地</text:span><text:span text:style-name="T7">Mute</text:span><text:span text:style-name="T5">，不沾鍋就沒事了嗎？</text:span><text:span text:style-name="T7"><text:line-break/><text:line-break/></text:span><text:span text:style-name="T5">講個笑話：蔡英文單純善良</text:span><text:span text:style-name="T7">............</text:span><text:span text:style-name="T5">。這話也說得出口，若非反諷，韓國瑜可能長了「愛與包容癌」。</text:span><text:span text:style-name="T7"><text:line-break/><text:line-break/></text:span><text:span text:style-name="T5">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7"><text:line-break/><text:line-break/></text:span><text:span text:style-name="T5">賴，呂，柯，都是阻礙蔡英文連任的路邊大石。以前陳水扁還自己親手搬開大石，現在蔡英文僅需網軍黑手代勞？一切網路化作業，腐敗升級就對了？</text:span><text:span text:style-name="T7">(</text:span><text:span text:style-name="T5">略</text:span><text:span text:style-name="T7">)<text:line-break/><text:line-break/></text:span><text:span text:style-name="T5">別忘了，這一切，都是蘇啟誠以生命控訴換來的。</text:span><text:span text:style-name="T7"><text:line-break/><text:line-break/></text:span><text:span text:style-name="T5">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7"><text:line-break/><text:line-break/></text:span><text:span text:style-name="T5">至於時力，被玩到除了與柯決裂，內部大將也遭大綠收編，現在挺蔡挺到剖心肝，黃國昌還興沖沖找大綠東廠派怪手猛挖韓岳父砂石場。一個已裂無可裂小黨，說實話，目前選情很好嗎，昌神？</text:span><text:span text:style-name="T7"><text:line-break/><text:line-break/></text:span><text:span text:style-name="T5">根據「耀正毅」</text:span><text:span text:style-name="T7">3</text:span><text:span text:style-name="T5">人組的說法，民進黨網軍可謂組織嚴密，手段多樣，目標明確，而且資源無虞。其資金來源疑似有三</text:span><text:span text:style-name="T7">: </text:span><text:span text:style-name="T5">民進黨政黨補助款，政府標案，特定公司補助。而這三大來源，沒有一項不是民脂民膏，不是嗎？蘇貞昌要不要再「哼」一次給國人看看？</text:span><text:span text:style-name="T7"><text:line-break/><text:line-break/></text:span><text:span text:style-name="T5">腐敗證據確鑿，蔡英文的回應卻是「邱毅的話能信嗎？」。</text:span><text:span text:style-name="T7"><text:line-break/><text:line-break/></text:span><text:span text:style-name="T5">秉皇上，邱毅的意識形態，品格，信用，長相與他手中的證據一點關係也沒有，請回應證據，而不是反過來質疑揭弊者人格。</text:span><text:span text:style-name="T7"><text:line-break/><text:line-break/></text:span><text:span text:style-name="T5">按目前「耀正毅」揭發的網軍政商結構，正是不折不扣的「魔獸世界」，地下東廠，而民進黨想以「反滲透法」來遮蓋自身腐敗，我就想問台灣人民一句</text:span><text:span text:style-name="T7">: </text:span><text:span text:style-name="T5">到底是共產黨在吃你納稅錢養東廠，還是民進黨？</text:span><text:span text:style-name="T7"><text:line-break/><text:line-break/></text:span><text:span text:style-name="T5">民進黨從你口袋掏錢，再用這筆錢養網軍洗腦你，好讓自己連任繼續掏你口袋，請問，你的口袋是有多深？繼續投綠，腦袋是有多笨？</text:span><text:span text:style-name="T7"><text:line-break/><text:line-break/></text:span><text:span text:style-name="T5">「耀正毅」</text:span><text:span text:style-name="T7">3</text:span><text:span text:style-name="T5">人組在這幾年根本是無權無勢的「浪人」，蔡英文才是大權一把抓的幕府大將軍，將軍弊端遭浪人揭發，卻還有人在社群網站號召，意圖暴力攻擊邱毅與其家人，難道將軍腐敗，罪在浪人？</text:span><text:span text:style-name="T7"><text:line-break/><text:line-break/></text:span><text:span text:style-name="T5">再笑一次：蔡英文單純善良。</text:span><text:span text:style-name="T7"><text:line-break/><text:line-break/></text:span><text:span text:style-name="T5">＊作者為自由撰稿人</text:span></text:p>
      <text:p text:style-name="P5"><text:span text:style-name="T4">陳真</text:span><text:span text:style-name="T5"><text:s/>  |  2020.01.06 19:41   |   </text:span><text:a xlink:type="simple" xlink:href="http://palinfo.habago.org/Entry?Command=Information_PrintForum&amp;iPage=1#FORUM38365"><text:span text:style-name="T6">#</text:span></text:a></text:p>
      <text:p text:style-name="P6"><text:span text:style-name="T5">萬康，</text:span><text:span text:style-name="T7"><text:line-break/><text:line-break/></text:span><text:span text:style-name="T5">就事論事，若有冒犯，還請原諒。</text:span><text:span text:style-name="T7"><text:line-break/><text:line-break/></text:span><text:span text:style-name="T5">任何人去到那些被美國</text:span><text:span text:style-name="T7"><text:s/>"</text:span><text:span text:style-name="T5">民主輸入</text:span><text:span text:style-name="T7">" </text:span><text:span text:style-name="T5">的國家，都有成為暴力犯罪受害者的高度風險。</text:span><text:span text:style-name="T7"><text:line-break/><text:line-break/></text:span><text:span text:style-name="T5">比方說伊拉克，原本整個國家逐漸步上正軌，社會趨穩，公衛設施在中東更是首屈一指，新生兒死亡率偏低，意味著一種良好的公衛狀況。</text:span><text:span text:style-name="T7"><text:line-break/><text:line-break/></text:span><text:span text:style-name="T5">但是，海珊不太聽美國把拔的話，竟然在</text:span><text:span text:style-name="T7">2002</text:span><text:span text:style-name="T5">年年底準備要以歐元做為儲備貨幣，並宣布說聯合國之</text:span><text:span text:style-name="T7"><text:s/>"</text:span><text:span text:style-name="T5">以油換糧</text:span><text:span text:style-name="T7">" </text:span><text:span text:style-name="T5">計畫將一併改為歐元計價。</text:span><text:span text:style-name="T7"><text:line-break/><text:line-break/></text:span><text:span text:style-name="T5">隔年，美國就入侵、血洗了伊拉克，吊死海珊，上百萬人淪為戰爭亡魂。</text:span><text:span text:style-name="T7"><text:line-break/><text:line-break/></text:span><text:span text:style-name="T5">海珊過去是美國口中的</text:span><text:span text:style-name="T7"><text:s/>"</text:span><text:span text:style-name="T5">民主鬥士</text:span><text:span text:style-name="T7">"</text:span><text:span text:style-name="T5">，但是因為太不聽話，很快就變成</text:span><text:span text:style-name="T7"><text:s/>"</text:span><text:span text:style-name="T5">恐怖份子</text:span><text:span text:style-name="T7">"</text:span><text:span text:style-name="T5">，伊拉克則被美國點名為</text:span><text:span text:style-name="T7"><text:s/>"</text:span><text:span text:style-name="T5">邪惡軸心國</text:span><text:span text:style-name="T7">" </text:span><text:span text:style-name="T5">的</text:span><text:span text:style-name="T7"><text:s/>"</text:span><text:span text:style-name="T5">榜首</text:span><text:span text:style-name="T7">"</text:span><text:span text:style-name="T5">。</text:span><text:span text:style-name="T7"><text:line-break/><text:line-break/></text:span><text:span text:style-name="T5">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7"><text:line-break/><text:line-break/></text:span><text:span text:style-name="T5">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7"> <text:line-break/><text:line-break/></text:span><text:span text:style-name="T5">美軍入侵時，甚至還特別</text:span><text:span text:style-name="T7"><text:s/>"</text:span><text:span text:style-name="T5">開放</text:span><text:span text:style-name="T7">" </text:span><text:span text:style-name="T5">具有人類文明重要價值的伊拉克博物館供大家搶，而故意不加以阻止。布希讚賞說</text:span><text:span text:style-name="T7"><text:s/>"</text:span><text:span text:style-name="T5">自由就是這麼一回事</text:span><text:span text:style-name="T7">"</text:span><text:span text:style-name="T5">，並說這是追求自由的代價。</text:span><text:span text:style-name="T7"><text:line-break/><text:line-break/></text:span><text:span text:style-name="T5">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7">MSF</text:span><text:span text:style-name="T5">，有時連自身也會被炸被殺。根據各項鐵證，美國就曾多次蓄意轟炸</text:span><text:span text:style-name="T7"><text:s/>MSF </text:span><text:span text:style-name="T5">的醫療院所，甚至把一整個醫院幾十個醫護人員全殺掉。</text:span><text:span text:style-name="T7"><text:line-break/><text:line-break/></text:span><text:span text:style-name="T5">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7"><text:line-break/><text:line-break/></text:span><text:span text:style-name="T5">他們並非無知，他們完全知道危險，但仍然還是為所當為。如果你了解他們，就不會以為他們只是什麼被無端扯入的倒霉鬼似的。</text:span><text:span text:style-name="T7"><text:line-break/><text:line-break/></text:span><text:span text:style-name="T5">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5"><text:span text:style-name="T4">謝穎芝</text:span><text:span text:style-name="T5"><text:s/>  |  2020.01.06 17:08   |   </text:span><text:a xlink:type="simple" xlink:href="http://palinfo.habago.org/Entry?Command=Information_PrintForum&amp;iPage=1#FORUM38364"><text:span text:style-name="T6">#</text:span></text:a></text:p>
      <text:p text:style-name="P7"><text:span text:style-name="T5">林靜儀的「統一言論叛國說」打臉了蔡啥洨的「維持現狀論」，綠渣亂黨東騙西騙，無奈就是有一堆蠢蛋會買單，真是無言～</text:span></text:p>
      <text:p text:style-name="P2">張萬康   |  2020.01.06 15:05   |   <text:a xlink:type="simple" xlink:href="http://palinfo.habago.org/Entry?Command=Information_PrintForum&amp;iPage=1#FORUM38363"><text:span text:style-name="T1">#</text:span></text:a></text:p>
      <text:p text:style-name="P3">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2">鄭豐遠   |  2020.01.06 11:52   |   <text:a xlink:type="simple" xlink:href="http://palinfo.habago.org/Entry?Command=Information_PrintForum&amp;iPage=1#FORUM38362"><text:span text:style-name="T1">#</text:span></text:a></text:p>
      <text:p text:style-name="P4">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2">陳真   |  2020.01.06 11:49   |   <text:a xlink:type="simple" xlink:href="http://palinfo.habago.org/Entry?Command=Information_PrintForum&amp;iPage=1#FORUM38361"><text:span text:style-name="T1">#</text:span></text:a></text:p>
      <text:p text:style-name="P3">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2">陳真   |  2020.01.06 10:42   |   <text:a xlink:type="simple" xlink:href="http://palinfo.habago.org/Entry?Command=Information_PrintForum&amp;iPage=1#FORUM38360"><text:span text:style-name="T1">#</text:span></text:a></text:p>
      <text:p text:style-name="P3">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2">孫從輔   |  2020.01.06 10:23   |   <text:a xlink:type="simple" xlink:href="http://palinfo.habago.org/Entry?Command=Information_PrintForum&amp;iPage=1#FORUM38359"><text:span text:style-name="T1">#</text:span></text:a></text:p>
      <text:p text:style-name="P4">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text:a xlink:type="simple" xlink:href="https://www.nzz.ch/feuilleton/die-doppelmoral-der-amerikanischen-medien-ld.1530254">https://www.nzz.ch/feuilleton/die-doppelmoral-der-amerikanischen-medien-ld.1530254</text:a><text:line-break/><text:line-break/>---- <text:line-break/>[中文版本 by 橙訊] <text:line-break/><text:line-break/>瑞士主流媒體引大量數據　揭美國媒體在涉香港報導上嚴重「雙標」 <text:line-break/><text:a xlink:type="simple" xlink:href="http://www.orangenews.hk/news/system/2020/01/03/010135857.shtml">http://www.orangenews.hk/news/system/2020/01/03/010135857.shtml</text:a><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4">陳真</text:span><text:span text:style-name="T5"><text:s/>  |  2020.01.04 03:48   |   </text:span><text:a xlink:type="simple" xlink:href="http://palinfo.habago.org/Entry?Command=Information_PrintForum#FORUM38348"><text:span text:style-name="T6">#</text:span></text:a></text:p>
      <text:p text:style-name="P6"><text:span text:style-name="T5">卡韓政變</text:span><text:span text:style-name="T7"><text:s/>(223)</text:span><text:span text:style-name="T5">：黑鷹為何失事？</text:span><text:span text:style-name="T7"><text:line-break/><text:line-break/></text:span><text:span text:style-name="T5">陳真</text:span><text:span text:style-name="T7"><text:s/>2020. 1. 4.<text:line-break/><text:line-break/><text:line-break/></text:span><text:span text:style-name="T5">美國賣給台灣的黑鷹直升機，號稱「直升機界的勞斯萊斯」，一台要價</text:span><text:span text:style-name="T7">14</text:span><text:span text:style-name="T5">億，卻兩年掉兩架，失事率相當高。這不是很奇怪嗎？這可以用「單純意外」來解釋嗎？更奇怪的是為何會剛好發生在這個總統大選的關鍵時間點？</text:span><text:span text:style-name="T7"><text:line-break/><text:line-break/></text:span><text:span text:style-name="T5">過去幾十年從未這麼「愛台灣」的苦苓，這兩年突然變得綠油油。他表示，「很可能會有關於『黑鷹事件』的謠言或是陰謀論出現！」，因此呼籲「政府應第一時間闢謠，檢調要第一時間抓人，萬萬不可輕忽！」</text:span><text:span text:style-name="T7"><text:line-break/><text:line-break/></text:span><text:span text:style-name="T5">若真要第一時間逮人，苦苓這樣的「呼籲」第一個就應被逮，因為這就是在「帶風向」，預設立場認定綠營不會造謠，而是「闢謠者」。這很荒唐，因為二十幾年來，民進黨及綠媒幾乎每天就是抹黑造謠。</text:span><text:span text:style-name="T7"><text:line-break/><text:line-break/></text:span><text:span text:style-name="T5">事發後，一些綠媒馬上把箭頭指向是「中國暗殺」。更卑鄙齷齪的是，</text:span><text:span text:style-name="T7">AIT </text:span><text:span text:style-name="T5">及美國參謀長竟然違反常態，第一時間紛紛發文悼念罹難的參謀總長沈一鳴，說他是「對抗中國威脅的重要人物」！這話是什麼意思，不言可喻。</text:span><text:span text:style-name="T7"><text:line-break/><text:line-break/></text:span><text:span text:style-name="T5">緊接著，美國幾乎所有主流媒體突然如此重視台灣，全都在事發後幾小時內大幅報導。</text:span><text:span text:style-name="T7">AIT </text:span><text:span text:style-name="T5">居然還降半旗！媽的，如果這不是帶風向，什麼是帶風向？</text:span><text:span text:style-name="T7"><text:line-break/><text:line-break/></text:span><text:span text:style-name="T5">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7"><text:line-break/><text:line-break/></text:span><text:span text:style-name="T5">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7"><text:line-break/><text:line-break/></text:span><text:span text:style-name="T5">各位還記得十一月發生的玻利維亞軍事政變吧？總統莫拉萊斯被美國</text:span><text:span text:style-name="T7"><text:s/>CIA </text:span><text:span text:style-name="T5">所支持的極右派武裝勢力趕下台之前幾天，所搭乘之直升機突然空中故障，機械人為受損，差點喪命。莫拉萊斯認定這是一次暗殺。事實上，美國才是不斷在全世界各地搞暗殺的恐怖主義份子。</text:span><text:span text:style-name="T7"><text:line-break/><text:line-break/></text:span><text:span text:style-name="T5">結論是：</text:span><text:span text:style-name="T7"><text:line-break/><text:line-break/></text:span><text:span text:style-name="T5">一，我並非說這件事就是美國幹的。但是，如果美國和綠營硬要誣賴或影射對岸所為，那麼，依其邏輯，我們更應該把懷疑的箭頭指向美國才對。</text:span><text:span text:style-name="T7"><text:line-break/><text:line-break/></text:span><text:span text:style-name="T5">二，陰謀論通常不足採信，但懷疑論卻往往具有一定的現實基礎。造謠是不對的，但懷疑卻很合理；我不相信政治上會有那麼多「偶然」。</text:span><text:span text:style-name="T7"><text:line-break/><text:line-break/></text:span><text:span text:style-name="T5">三，在這件事情上，如果你可以懷疑那根本無可懷疑的中國大陸，那我們為何不能懷疑那事實上相當可疑而且類似之暗殺前科根本罄竹難書的美國？</text:span></text:p>
      <text:p text:style-name="P5"><text:span text:style-name="T4">阿海</text:span><text:span text:style-name="T5"><text:s/>  |  2020.01.03 18:57   |   </text:span><text:a xlink:type="simple" xlink:href="http://palinfo.habago.org/Entry?Command=Information_PrintForum#FORUM38347"><text:span text:style-name="T6">#</text:span></text:a></text:p>
      <text:p text:style-name="P7"><text:span text:style-name="T5">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4">陳真</text:span><text:span text:style-name="T5"><text:s/>  |  2020.01.01 12:03   |   </text:span><text:a xlink:type="simple" xlink:href="http://palinfo.habago.org/Entry?Command=Information_PrintForum&amp;iPage=1#FORUM38335"><text:span text:style-name="T6">#</text:span></text:a></text:p>
      <text:p text:style-name="P6"><text:span text:style-name="T5">更正：</text:span><text:span text:style-name="T7"><text:line-break/><text:line-break/></text:span><text:span text:style-name="T5">重返戒嚴內文提到解嚴</text:span><text:span text:style-name="T7">30</text:span><text:span text:style-name="T5">周年，</text:span><text:span text:style-name="T7">2007</text:span><text:span text:style-name="T5">年應為</text:span><text:span text:style-name="T7">20</text:span><text:span text:style-name="T5">周年才對。若有轉載或轉寄，煩請更正。謝謝。</text:span><text:span text:style-name="T7"><text:line-break/><text:line-break/></text:span><text:span text:style-name="T5">陳真</text:span></text:p>
      <text:p text:style-name="P5"><text:span text:style-name="T4">謝穎芝</text:span><text:span text:style-name="T5"><text:s/>  |  2020.01.01 12:02   |   </text:span><text:a xlink:type="simple" xlink:href="http://palinfo.habago.org/Entry?Command=Information_PrintForum&amp;iPage=1#FORUM38334"><text:span text:style-name="T6">#</text:span></text:a></text:p>
      <text:p text:style-name="P7"><text:span text:style-name="T5">從昨晚這個網站就連不上，</text:span><text:span text:style-name="T7"><text:line-break/></text:span><text:span text:style-name="T5">是不是又遭受</text:span><text:span text:style-name="T7"><text:s/>DoS </text:span><text:span text:style-name="T5">攻擊了？</text:span><text:span text:style-name="T7"><text:line-break/></text:span><text:span text:style-name="T5">網頁一直回覆「伺服器沒有回應」或出現「</text:span><text:span text:style-name="T7">palinfo.habago.org </text:span><text:span text:style-name="T5">回應時間過長」⋯</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